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116e9"/>
    </style:style>
    <style:style style:name="P2" style:family="paragraph" style:parent-style-name="Preformatted_20_Text">
      <style:paragraph-properties fo:orphans="1" style:writing-mode="lr-tb"/>
      <style:text-properties officeooo:paragraph-rsid="001116e9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116e9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116e9"/>
    </style:style>
    <style:style style:name="P5" style:family="paragraph" style:parent-style-name="Preformatted_20_Text">
      <style:paragraph-properties fo:orphans="1"/>
      <style:text-properties officeooo:paragraph-rsid="001116e9"/>
    </style:style>
    <style:style style:name="P6" style:family="paragraph" style:parent-style-name="Text_20_body">
      <style:paragraph-properties fo:orphans="1"/>
      <style:text-properties officeooo:paragraph-rsid="00111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6: Computing the Minimum Energy Gap (E_gap) When Waves Intersect to Form a Node/Particle</text:span></text:p>
      <text:p text:style-name="P2"/>
      <text:p text:style-name="P2"><text:span text:style-name="Source_20_Text"># Define a function to compute the energy gap based on COM harmonic node formation</text:span></text:p>
      <text:p text:style-name="P2"><text:span text:style-name="Source_20_Text">def com_energy_gap(n, alpha=1/137):</text:span></text:p>
      <text:p text:style-name="P2"><text:span text:style-name="Source_20_Text"><text:s text:c="4"/>"""Computes the minimum energy required to form a stable energy node (particle)."""</text:span></text:p>
      <text:p text:style-name="P2"><text:span text:style-name="Source_20_Text"><text:s text:c="4"/>return (h * c / (n * np.pi)) * alpha</text:span></text:p>
      <text:p text:style-name="P2"/>
      <text:p text:style-name="P2"><text:span text:style-name="Source_20_Text"># Compute first 10 minimum energy gaps using COM scaling</text:span></text:p>
      <text:p text:style-name="P2"><text:span text:style-name="Source_20_Text">energy_gaps = [com_energy_gap(n) for n in range(1, 11)]</text:span></text:p>
      <text:p text:style-name="P2"/>
      <text:p text:style-name="P2"><text:span text:style-name="Source_20_Text"># Return computed minimum energy gap values for analysis</text:span></text:p>
      <text:p text:style-name="P3"><text:span text:style-name="Source_20_Text">energy_gaps</text:span></text:p>
      <text:p text:style-name="P6">Result</text:p>
      <text:p text:style-name="P5">[4.618513808438972e-28,</text:p>
      <text:p text:style-name="P5"><text:s/>2.309256904219486e-28,</text:p>
      <text:p text:style-name="P5"><text:s/>1.5395046028129904e-28,</text:p>
      <text:p text:style-name="P5"><text:s/>1.154628452109743e-28,</text:p>
      <text:p text:style-name="P5"><text:s/>9.237027616877943e-29,</text:p>
      <text:p text:style-name="P5"><text:s/>7.697523014064952e-29,</text:p>
      <text:p text:style-name="P5"><text:s/>6.597876869198531e-29,</text:p>
      <text:p text:style-name="P5"><text:s/>5.773142260548715e-29,</text:p>
      <text:p text:style-name="P5"><text:s/>5.131682009376635e-29,</text:p>
      <text:p text:style-name="P4"><text:s/>4.6185138084389715e-29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3:53:54.856173641</meta:creation-date>
    <dc:date>2025-02-09T03:59:54.501901288</dc:date>
    <meta:editing-duration>PT6M</meta:editing-duration>
    <meta:editing-cycles>1</meta:editing-cycles>
    <meta:document-statistic meta:table-count="0" meta:image-count="0" meta:object-count="0" meta:page-count="1" meta:paragraph-count="20" meta:word-count="95" meta:character-count="755" meta:non-whitespace-character-count="663"/>
    <meta:generator>LibreOffice/24.2.7.2$Linux_X86_64 LibreOffice_project/420$Build-2</meta:generator>
  </office:meta>
</office:document-meta>
</file>